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2.5055in"/>
    </style:style>
    <style:style style:name="co7" style:family="table-column">
      <style:table-column-properties fo:break-before="auto" style:column-width="4.5602in"/>
    </style:style>
    <style:style style:name="co8" style:family="table-column">
      <style:table-column-properties fo:break-before="auto" style:column-width="2.7161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3.50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9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3" office:value-type="string" calcext:value-type="string">
            <text:p>acronym</text:p>
          </table:table-cell>
          <table:table-cell table:style-name="ce3" office:value-type="string" calcext:value-type="string">
            <text:p>legal_status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short_name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vatin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region_colour</text:p>
          </table:table-cell>
          <table:table-cell table:style-name="ce3" office:value-type="string" calcext:value-type="string">
            <text:p>bh_group</text:p>
          </table:table-cell>
          <table:table-cell table:style-name="ce3" office:value-type="string" calcext:value-type="string">
            <text:p>bh_group_colour</text:p>
          </table:table-cell>
          <table:table-cell office:value-type="string" calcext:value-type="string">
            <text:p>regex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1</text:p>
          </table:table-cell>
          <table:table-cell table:style-name="ce3" office:value-type="string" calcext:value-type="string">
            <text:p>ULSN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Saúde do Nordeste</text:p>
          </table:table-cell>
          <table:table-cell table:style-name="ce3" office:value-type="string" calcext:value-type="string">
            <text:p>Unidade Local de Saúde do Nordest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932584" calcext:value-type="float">
            <text:p>509932584</text:p>
          </table:table-cell>
          <table:table-cell table:style-name="ce3" office:value-type="float" office:value="41.8056532" calcext:value-type="float">
            <text:p>41.8056532</text:p>
          </table:table-cell>
          <table:table-cell table:style-name="ce3" office:value-type="float" office:value="-6.7888197" calcext:value-type="float">
            <text:p>-6.788819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Nord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2</text:p>
          </table:table-cell>
          <table:table-cell table:style-name="ce3" office:value-type="string" calcext:value-type="string">
            <text:p>ULSA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Alto Minho</text:p>
          </table:table-cell>
          <table:table-cell table:style-name="ce3" office:value-type="string" calcext:value-type="string">
            <text:p>Unidade Local de Saúde do Alto Minho, EP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8786193" calcext:value-type="float">
            <text:p>508786193</text:p>
          </table:table-cell>
          <table:table-cell table:style-name="ce3" office:value-type="float" office:value="41.7056054" calcext:value-type="float">
            <text:p>41.7056054</text:p>
          </table:table-cell>
          <table:table-cell table:style-name="ce3" office:value-type="float" office:value="-8.8252713" calcext:value-type="float">
            <text:p>-8.825271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Alto\s+Minh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3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de Braga</text:p>
          </table:table-cell>
          <table:table-cell table:style-name="ce3" office:value-type="string" calcext:value-type="string">
            <text:p>Hospital de Bra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15545180" calcext:value-type="float">
            <text:p>515545180</text:p>
          </table:table-cell>
          <table:table-cell table:style-name="ce3" office:value-type="float" office:value="41.56785" calcext:value-type="float">
            <text:p>41.56785</text:p>
          </table:table-cell>
          <table:table-cell table:style-name="ce3" office:value-type="float" office:value="-8.398982" calcext:value-type="float">
            <text:p>-8.39898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Bra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4</text:p>
          </table:table-cell>
          <table:table-cell table:style-name="ce3" office:value-type="string" calcext:value-type="string">
            <text:p>HSM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Santa Maria Maior</text:p>
          </table:table-cell>
          <table:table-cell table:style-name="ce3" office:value-type="string" calcext:value-type="string">
            <text:p>Hospital Santa Maria Maior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81" calcext:value-type="float">
            <text:p>506361381</text:p>
          </table:table-cell>
          <table:table-cell table:style-name="ce3" office:value-type="float" office:value="41.5324234" calcext:value-type="float">
            <text:p>41.5324234</text:p>
          </table:table-cell>
          <table:table-cell table:style-name="ce3" office:value-type="float" office:value="-8.6171561" calcext:value-type="float">
            <text:p>-8.617156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Santa\s+Maria\s+Maio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5</text:p>
          </table:table-cell>
          <table:table-cell table:style-name="ce3" office:value-type="string" calcext:value-type="string">
            <text:p>HSO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a Senhora da Oliveira</text:p>
          </table:table-cell>
          <table:table-cell table:style-name="ce3" office:value-type="string" calcext:value-type="string">
            <text:p>Hospital da Senhora da Oliveira, Guimarãe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80827" calcext:value-type="float">
            <text:p>508080827</text:p>
          </table:table-cell>
          <table:table-cell table:style-name="ce3" office:value-type="float" office:value="41.4387173" calcext:value-type="float">
            <text:p>41.4387173</text:p>
          </table:table-cell>
          <table:table-cell table:style-name="ce3" office:value-type="float" office:value="-8.3086907" calcext:value-type="float">
            <text:p>-8.308690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Alto\s+Ave|Senhora\s+(da\s+)?Oliveira)|(Guimar[aáàãâ]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6</text:p>
          </table:table-cell>
          <table:table-cell table:style-name="ce3" office:value-type="string" calcext:value-type="string">
            <text:p>CHPVV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Póvoa de Varzim/Vila do Conde</text:p>
          </table:table-cell>
          <table:table-cell table:style-name="ce3" office:value-type="string" calcext:value-type="string">
            <text:p>Centro Hospitalar Póvoa de Varzim/Vila do Cond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741823" calcext:value-type="float">
            <text:p>508741823</text:p>
          </table:table-cell>
          <table:table-cell table:style-name="ce3" office:value-type="float" office:value="41.3828711" calcext:value-type="float">
            <text:p>41.3828711</text:p>
          </table:table-cell>
          <table:table-cell table:style-name="ce3" office:value-type="float" office:value="-8.7589945" calcext:value-type="float">
            <text:p>-8.758994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(P[òóo]voa de Varzim)|(Vila\s+(do\s+)?Con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7</text:p>
          </table:table-cell>
          <table:table-cell table:style-name="ce3" office:value-type="string" calcext:value-type="string">
            <text:p>CHM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Médio Ave</text:p>
          </table:table-cell>
          <table:table-cell table:style-name="ce3" office:value-type="string" calcext:value-type="string">
            <text:p>Centro Hospitalar do Médio Av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93937" calcext:value-type="float">
            <text:p>508093937</text:p>
          </table:table-cell>
          <table:table-cell table:style-name="ce3" office:value-type="float" office:value="41.3423984" calcext:value-type="float">
            <text:p>41.3423984</text:p>
          </table:table-cell>
          <table:table-cell table:style-name="ce3" office:value-type="float" office:value="-8.4802503" calcext:value-type="float">
            <text:p>-8.480250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M[èée]dio\s+Av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8</text:p>
          </table:table-cell>
          <table:table-cell table:style-name="ce3" office:value-type="string" calcext:value-type="string">
            <text:p>CHTMAD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rás-os-Montes e Alto Douro</text:p>
          </table:table-cell>
          <table:table-cell table:style-name="ce3" office:value-type="string" calcext:value-type="string">
            <text:p>Centro Hospitalar de Trás-os-Montes e Alto Dour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00496" calcext:value-type="float">
            <text:p>508100496</text:p>
          </table:table-cell>
          <table:table-cell table:style-name="ce3" office:value-type="float" office:value="41.3031784" calcext:value-type="float">
            <text:p>41.3031784</text:p>
          </table:table-cell>
          <table:table-cell table:style-name="ce3" office:value-type="float" office:value="-7.7515252" calcext:value-type="float">
            <text:p>-7.751525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Tr[aáàãâ]s((-os-)|(\s+os\s+))Montes)|(Alto\s+Dour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9</text:p>
          </table:table-cell>
          <table:table-cell table:style-name="ce3" office:value-type="string" calcext:value-type="string">
            <text:p>CHT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Tâmega e Sousa</text:p>
          </table:table-cell>
          <table:table-cell table:style-name="ce3" office:value-type="string" calcext:value-type="string">
            <text:p>Centro Hospitalar do Tâmega e Sous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18262" calcext:value-type="float">
            <text:p>508318262</text:p>
          </table:table-cell>
          <table:table-cell table:style-name="ce3" office:value-type="float" office:value="41.2494561" calcext:value-type="float">
            <text:p>41.2494561</text:p>
          </table:table-cell>
          <table:table-cell table:style-name="ce3" office:value-type="float" office:value="-8.264901" calcext:value-type="float">
            <text:p>-8.26490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T[aáàãâ]mega(e\s+Sousa)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0</text:p>
          </table:table-cell>
          <table:table-cell table:style-name="ce3" office:value-type="string" calcext:value-type="string">
            <text:p>CHSJ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São João</text:p>
          </table:table-cell>
          <table:table-cell table:style-name="ce3" office:value-type="string" calcext:value-type="string">
            <text:p>Centro Hospitalar Universitário de São Joã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821197" calcext:value-type="float">
            <text:p>509821197</text:p>
          </table:table-cell>
          <table:table-cell table:style-name="ce3" office:value-type="float" office:value="41.1831056" calcext:value-type="float">
            <text:p>41.1831056</text:p>
          </table:table-cell>
          <table:table-cell table:style-name="ce3" office:value-type="float" office:value="-8.6010558" calcext:value-type="float">
            <text:p>-8.6010558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S[aáàãâ]o\s+Jo[aáàãâ]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1</text:p>
          </table:table-cell>
          <table:table-cell table:style-name="ce3" office:value-type="string" calcext:value-type="string">
            <text:p>IPO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o Porto</text:p>
          </table:table-cell>
          <table:table-cell table:style-name="ce3" office:value-type="string" calcext:value-type="string">
            <text:p>Instituto Português de Oncologia do Porto Francisco Gentil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2299" calcext:value-type="float">
            <text:p>506362299</text:p>
          </table:table-cell>
          <table:table-cell table:style-name="ce3" office:value-type="float" office:value="41.1829074" calcext:value-type="float">
            <text:p>41.1829074</text:p>
          </table:table-cell>
          <table:table-cell table:style-name="ce3" office:value-type="float" office:value="-8.6052756" calcext:value-type="float">
            <text:p>-8.605275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2</text:p>
          </table:table-cell>
          <table:table-cell table:style-name="ce3" office:value-type="string" calcext:value-type="string">
            <text:p>ULS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Matosinhos</text:p>
          </table:table-cell>
          <table:table-cell table:style-name="ce3" office:value-type="string" calcext:value-type="string">
            <text:p>Unidade Local de Saúde de Matosinh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90" calcext:value-type="float">
            <text:p>506361390</text:p>
          </table:table-cell>
          <table:table-cell table:style-name="ce3" office:value-type="float" office:value="41.1794456" calcext:value-type="float">
            <text:p>41.1794456</text:p>
          </table:table-cell>
          <table:table-cell table:style-name="ce3" office:value-type="float" office:value="-8.6745115" calcext:value-type="float">
            <text:p>-8.674511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atosinh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3</text:p>
          </table:table-cell>
          <table:table-cell table:style-name="ce3" office:value-type="string" calcext:value-type="string">
            <text:p>CHU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o Porto</text:p>
          </table:table-cell>
          <table:table-cell table:style-name="ce3" office:value-type="string" calcext:value-type="string">
            <text:p>Centro Hospitalar Universitário do Port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31471" calcext:value-type="float">
            <text:p>508331471</text:p>
          </table:table-cell>
          <table:table-cell table:style-name="ce3" office:value-type="float" office:value="41.1472498" calcext:value-type="float">
            <text:p>41.1472498</text:p>
          </table:table-cell>
          <table:table-cell table:style-name="ce3" office:value-type="float" office:value="-8.6172617" calcext:value-type="float">
            <text:p>-8.61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4</text:p>
          </table:table-cell>
          <table:table-cell table:style-name="ce3" office:value-type="string" calcext:value-type="string">
            <text:p>CHVNG/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Vila Nova de Gaia/Espinho</text:p>
          </table:table-cell>
          <table:table-cell table:style-name="ce3" office:value-type="string" calcext:value-type="string">
            <text:p>Centro Hospitalar de Vila Nova de Gaia/Esp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42156" calcext:value-type="float">
            <text:p>508142156</text:p>
          </table:table-cell>
          <table:table-cell table:style-name="ce3" office:value-type="float" office:value="41.1094138" calcext:value-type="float">
            <text:p>41.1094138</text:p>
          </table:table-cell>
          <table:table-cell table:style-name="ce3" office:value-type="float" office:value="-8.5972617" calcext:value-type="float">
            <text:p>-8.59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Vila\s+Nova\s+(de\s+)?Gaia)|(Espinh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5</text:p>
          </table:table-cell>
          <table:table-cell table:style-name="ce3" office:value-type="string" calcext:value-type="string">
            <text:p>CHED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Entre o Douro e Vouga</text:p>
          </table:table-cell>
          <table:table-cell table:style-name="ce3" office:value-type="string" calcext:value-type="string">
            <text:p>Centro Hospitalar de Entre o Douro e Vou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878462" calcext:value-type="float">
            <text:p>508878462</text:p>
          </table:table-cell>
          <table:table-cell table:style-name="ce3" office:value-type="float" office:value="40.9293884" calcext:value-type="float">
            <text:p>40.9293884</text:p>
          </table:table-cell>
          <table:table-cell table:style-name="ce3" office:value-type="float" office:value="-8.5458794" calcext:value-type="float">
            <text:p>-8.5458794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Douro(\s+(e\s+)?)|(-e-)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6</text:p>
          </table:table-cell>
          <table:table-cell table:style-name="ce3" office:value-type="string" calcext:value-type="string">
            <text:p>HM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H de Magalhães Lemos</text:p>
          </table:table-cell>
          <table:table-cell table:style-name="ce3" office:value-type="string" calcext:value-type="string">
            <text:p>Hospital de Magalhães Lem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2828790" calcext:value-type="float">
            <text:p>502828790</text:p>
          </table:table-cell>
          <table:table-cell table:style-name="ce3" office:value-type="float" office:value="41.1764649" calcext:value-type="float">
            <text:p>41.1764649</text:p>
          </table:table-cell>
          <table:table-cell table:style-name="ce3" office:value-type="float" office:value="-8.6649823" calcext:value-type="float">
            <text:p>-8.664982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Magalh[aáàãâ]es\s+Lem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7</text:p>
          </table:table-cell>
          <table:table-cell table:style-name="ce3" office:value-type="string" calcext:value-type="string">
            <text:p>HFZ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r. Francisco Zagalo</text:p>
          </table:table-cell>
          <table:table-cell table:style-name="ce3" office:value-type="string" calcext:value-type="string">
            <text:p>Hospital Dr. Francisco Zagalo, Ovar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1510150" calcext:value-type="float">
            <text:p>501510150</text:p>
          </table:table-cell>
          <table:table-cell table:style-name="ce3" office:value-type="float" office:value="40.8579856" calcext:value-type="float">
            <text:p>40.8579856</text:p>
          </table:table-cell>
          <table:table-cell table:style-name="ce3" office:value-type="float" office:value="-8.6325266" calcext:value-type="float">
            <text:p>-8.632526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Francisco\s+Zagalo)|(Ovar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Luciano\s+(de\s+)?Castro)|(Anadi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S[aáàãâ]o\s+Jos[eéèê])|(Faf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0</text:p>
          </table:table-cell>
          <table:table-cell table:style-name="ce3" office:value-type="string" calcext:value-type="string">
            <text:p>CHB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Baixo Vouga</text:p>
          </table:table-cell>
          <table:table-cell table:style-name="ce3" office:value-type="string" calcext:value-type="string">
            <text:p>Centro Hospitalar do Baixo Voug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23210" calcext:value-type="float">
            <text:p>510123210</text:p>
          </table:table-cell>
          <table:table-cell table:style-name="ce3" office:value-type="float" office:value="40.6362453" calcext:value-type="float">
            <text:p>40.6362453</text:p>
          </table:table-cell>
          <table:table-cell table:style-name="ce3" office:value-type="float" office:value="-8.6543716" calcext:value-type="float">
            <text:p>-8.654371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1</text:p>
          </table:table-cell>
          <table:table-cell table:style-name="ce3" office:value-type="string" calcext:value-type="string">
            <text:p>ULS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a Guarda</text:p>
          </table:table-cell>
          <table:table-cell table:style-name="ce3" office:value-type="string" calcext:value-type="string">
            <text:p>Unidade Local de Saúde da Guard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2792450" calcext:value-type="float">
            <text:p>502792450</text:p>
          </table:table-cell>
          <table:table-cell table:style-name="ce3" office:value-type="float" office:value="40.5309916" calcext:value-type="float">
            <text:p>40.5309916</text:p>
          </table:table-cell>
          <table:table-cell table:style-name="ce3" office:value-type="float" office:value="-7.2734793" calcext:value-type="float">
            <text:p>-7.273479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Guard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2</text:p>
          </table:table-cell>
          <table:table-cell table:style-name="ce3" office:value-type="string" calcext:value-type="string">
            <text:p>CHT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ondela-Viseu</text:p>
          </table:table-cell>
          <table:table-cell table:style-name="ce3" office:value-type="string" calcext:value-type="string">
            <text:p>Centro Hospitalar Tondela-Viseu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40" calcext:value-type="float">
            <text:p>509822940</text:p>
          </table:table-cell>
          <table:table-cell table:style-name="ce3" office:value-type="float" office:value="40.516364" calcext:value-type="float">
            <text:p>40.516364</text:p>
          </table:table-cell>
          <table:table-cell table:style-name="ce3" office:value-type="float" office:value="-8.0827433" calcext:value-type="float">
            <text:p>-8.082743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Tondela\s*[-/ ]\s*Viseu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3</text:p>
          </table:table-cell>
          <table:table-cell table:style-name="ce3" office:value-type="string" calcext:value-type="string">
            <text:p>CHU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U Cova da Beira</text:p>
          </table:table-cell>
          <table:table-cell table:style-name="ce3" office:value-type="string" calcext:value-type="string">
            <text:p>Centro Hospitalar Universitário Cova da Bei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659" calcext:value-type="float">
            <text:p>506361659</text:p>
          </table:table-cell>
          <table:table-cell table:style-name="ce3" office:value-type="float" office:value="40.2804158" calcext:value-type="float">
            <text:p>40.2804158</text:p>
          </table:table-cell>
          <table:table-cell table:style-name="ce3" office:value-type="float" office:value="-7.4922407" calcext:value-type="float">
            <text:p>-7.49224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Cova\s+(da\s+)?Be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4</text:p>
          </table:table-cell>
          <table:table-cell table:style-name="ce3" office:value-type="string" calcext:value-type="string">
            <text:p>CHU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Coimbra</text:p>
          </table:table-cell>
          <table:table-cell table:style-name="ce3" office:value-type="string" calcext:value-type="string">
            <text:p>Centro Hospitalar e Universitário de Coimb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03448" calcext:value-type="float">
            <text:p>510103448</text:p>
          </table:table-cell>
          <table:table-cell table:style-name="ce3" office:value-type="float" office:value="40.2191523" calcext:value-type="float">
            <text:p>40.2191523</text:p>
          </table:table-cell>
          <table:table-cell table:style-name="ce3" office:value-type="float" office:value="-8.4098211" calcext:value-type="float">
            <text:p>-8.409821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5</text:p>
          </table:table-cell>
          <table:table-cell table:style-name="ce3" office:value-type="string" calcext:value-type="string">
            <text:p>IPO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Coimbra</text:p>
          </table:table-cell>
          <table:table-cell table:style-name="ce3" office:value-type="string" calcext:value-type="string">
            <text:p>Instituto Português de Oncologia de Coimbra Francisco Gentil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438" calcext:value-type="float">
            <text:p>506361438</text:p>
          </table:table-cell>
          <table:table-cell table:style-name="ce3" office:value-type="float" office:value="40.2170998" calcext:value-type="float">
            <text:p>40.2170998</text:p>
          </table:table-cell>
          <table:table-cell table:style-name="ce3" office:value-type="float" office:value="-8.4098753" calcext:value-type="float">
            <text:p>-8.409875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6</text:p>
          </table:table-cell>
          <table:table-cell table:style-name="ce3" office:value-type="string" calcext:value-type="string">
            <text:p>HD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a Figueira da Foz</text:p>
          </table:table-cell>
          <table:table-cell table:style-name="ce3" office:value-type="string" calcext:value-type="string">
            <text:p>Hospital Distrital da Figueira da Foz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527" calcext:value-type="float">
            <text:p>506361527</text:p>
          </table:table-cell>
          <table:table-cell table:style-name="ce3" office:value-type="float" office:value="40.117897" calcext:value-type="float">
            <text:p>40.117897</text:p>
          </table:table-cell>
          <table:table-cell table:style-name="ce3" office:value-type="float" office:value="-8.8586755" calcext:value-type="float">
            <text:p>-8.858675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Figueira\s+(da\s+)?Foz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7</text:p>
          </table:table-cell>
          <table:table-cell table:style-name="ce3" office:value-type="string" calcext:value-type="string">
            <text:p>ULS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Castelo Branco</text:p>
          </table:table-cell>
          <table:table-cell table:style-name="ce3" office:value-type="string" calcext:value-type="string">
            <text:p>Unidade Local de Saúde de Castelo Branco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309844" calcext:value-type="float">
            <text:p>509309844</text:p>
          </table:table-cell>
          <table:table-cell table:style-name="ce3" office:value-type="float" office:value="39.8212263" calcext:value-type="float">
            <text:p>39.8212263</text:p>
          </table:table-cell>
          <table:table-cell table:style-name="ce3" office:value-type="float" office:value="-7.4981271" calcext:value-type="float">
            <text:p>-7.498127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Castelo\s+Branc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8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Leiria</text:p>
          </table:table-cell>
          <table:table-cell table:style-name="ce3" office:value-type="string" calcext:value-type="string">
            <text:p>Centro Hospitalar de Leiri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32" calcext:value-type="float">
            <text:p>509822932</text:p>
          </table:table-cell>
          <table:table-cell table:style-name="ce3" office:value-type="float" office:value="39.7414812" calcext:value-type="float">
            <text:p>39.7414812</text:p>
          </table:table-cell>
          <table:table-cell table:style-name="ce3" office:value-type="float" office:value="-8.7982706" calcext:value-type="float">
            <text:p>-8.798270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Leiri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9</text:p>
          </table:table-cell>
          <table:table-cell table:style-name="ce3" office:value-type="string" calcext:value-type="string">
            <text:p>CMRRC-R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b</text:p>
          </table:table-cell>
          <table:table-cell table:style-name="ce3" office:value-type="string" calcext:value-type="string">
            <text:p>CM de Reabilitação da RC, Rovisco Pais</text:p>
          </table:table-cell>
          <table:table-cell table:style-name="ce3" office:value-type="string" calcext:value-type="string">
            <text:p>Centro de Medicina de Reabilitação da Região Centro, Rovisco Pais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3767336" calcext:value-type="float">
            <text:p>503767336</text:p>
          </table:table-cell>
          <table:table-cell table:style-name="ce3" office:value-type="float" office:value="40.2979094533834" calcext:value-type="float">
            <text:p>40.2979094533834</text:p>
          </table:table-cell>
          <table:table-cell table:style-name="ce3" office:value-type="float" office:value="-8.76860301561007" calcext:value-type="float">
            <text:p>-8.768603015610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0065ac</text:p>
          </table:table-cell>
          <table:table-cell office:value-type="string" calcext:value-type="string">
            <text:p>(Reabilita[cç][aáàãâ]o\s+(da\s+)?Regi[aáàãâ]o\s+Centro)|(Rovisco\s+Pai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0</text:p>
          </table:table-cell>
          <table:table-cell table:style-name="ce3" office:value-type="string" calcext:value-type="string">
            <text:p>HAJC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ntanhede </text:p>
          </table:table-cell>
          <table:table-cell table:style-name="ce3" office:value-type="string" calcext:value-type="string">
            <text:p>Hospital Arcebispo João Crisóstomo, Cantanhede 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1626123" calcext:value-type="float">
            <text:p>501626123</text:p>
          </table:table-cell>
          <table:table-cell table:style-name="ce3" office:value-type="float" office:value="40.341611" calcext:value-type="float">
            <text:p>40.341611</text:p>
          </table:table-cell>
          <table:table-cell table:style-name="ce3" office:value-type="float" office:value="-8.588805" calcext:value-type="float">
            <text:p>-8.58880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Arcebispo\s+Jo[aáàãâ]o\s+Cris[òóo]stomo)|(Cantanhe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1</text:p>
          </table:table-cell>
          <table:table-cell table:style-name="ce3" office:value-type="string" calcext:value-type="string">
            <text:p>CHMT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Médio Tejo</text:p>
          </table:table-cell>
          <table:table-cell table:style-name="ce3" office:value-type="string" calcext:value-type="string">
            <text:p>Centro Hospitalar Médio Te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08" calcext:value-type="float">
            <text:p>506361608</text:p>
          </table:table-cell>
          <table:table-cell table:style-name="ce3" office:value-type="float" office:value="39.478072" calcext:value-type="float">
            <text:p>39.478072</text:p>
          </table:table-cell>
          <table:table-cell table:style-name="ce3" office:value-type="float" office:value="-8.5404429" calcext:value-type="float">
            <text:p>-8.54044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[èée]dio\s+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2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Oeste</text:p>
          </table:table-cell>
          <table:table-cell table:style-name="ce3" office:value-type="string" calcext:value-type="string">
            <text:p>Centro Hospitalar do Oes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4993871" calcext:value-type="float">
            <text:p>514993871</text:p>
          </table:table-cell>
          <table:table-cell table:style-name="ce3" office:value-type="float" office:value="39.4054629" calcext:value-type="float">
            <text:p>39.4054629</text:p>
          </table:table-cell>
          <table:table-cell table:style-name="ce3" office:value-type="float" office:value="-9.1258493" calcext:value-type="float">
            <text:p>-9.1258493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O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3</text:p>
          </table:table-cell>
          <table:table-cell table:style-name="ce3" office:value-type="string" calcext:value-type="string">
            <text:p>HD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e Santarém</text:p>
          </table:table-cell>
          <table:table-cell table:style-name="ce3" office:value-type="string" calcext:value-type="string">
            <text:p>Hospital Distrital de Santarém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62" calcext:value-type="float">
            <text:p>506361462</text:p>
          </table:table-cell>
          <table:table-cell table:style-name="ce3" office:value-type="float" office:value="39.2410946" calcext:value-type="float">
            <text:p>39.2410946</text:p>
          </table:table-cell>
          <table:table-cell table:style-name="ce3" office:value-type="float" office:value="-8.6937515" calcext:value-type="float">
            <text:p>-8.693751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antar[èée]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4</text:p>
          </table:table-cell>
          <table:table-cell table:style-name="ce3" office:value-type="string" calcext:value-type="string">
            <text:p>HVFX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Vila Franca de Xira</text:p>
          </table:table-cell>
          <table:table-cell table:style-name="ce3" office:value-type="string" calcext:value-type="string">
            <text:p>Hospital de Vila Franca de Xir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6487493" calcext:value-type="float">
            <text:p>516487493</text:p>
          </table:table-cell>
          <table:table-cell table:style-name="ce3" office:value-type="float" office:value="38.977235" calcext:value-type="float">
            <text:p>38.977235</text:p>
          </table:table-cell>
          <table:table-cell table:style-name="ce3" office:value-type="float" office:value="-8.984506" calcext:value-type="float">
            <text:p>-8.98450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Vila\s+Franca\s+(de\s+)?X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5</text:p>
          </table:table-cell>
          <table:table-cell table:style-name="ce3" office:value-type="string" calcext:value-type="string">
            <text:p>HL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Loures</text:p>
          </table:table-cell>
          <table:table-cell table:style-name="ce3" office:value-type="string" calcext:value-type="string">
            <text:p>Hospital Beatriz Ângelo, Loures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217605" calcext:value-type="float">
            <text:p>509217605</text:p>
          </table:table-cell>
          <table:table-cell table:style-name="ce3" office:value-type="float" office:value="38.821455" calcext:value-type="float">
            <text:p>38.821455</text:p>
          </table:table-cell>
          <table:table-cell table:style-name="ce3" office:value-type="float" office:value="-9.176296" calcext:value-type="float">
            <text:p>-9.17629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Beatriz\s+[aáàãâ]ngelo)|(Lour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6</text:p>
          </table:table-cell>
          <table:table-cell table:style-name="ce3" office:value-type="string" calcext:value-type="string">
            <text:p>CHLN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Lisboa Norte</text:p>
          </table:table-cell>
          <table:table-cell table:style-name="ce3" office:value-type="string" calcext:value-type="string">
            <text:p>Centro Hospitalar Universitário Lisboa Nor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481287" calcext:value-type="float">
            <text:p>508481287</text:p>
          </table:table-cell>
          <table:table-cell table:style-name="ce3" office:value-type="float" office:value="38.7500861" calcext:value-type="float">
            <text:p>38.7500861</text:p>
          </table:table-cell>
          <table:table-cell table:style-name="ce3" office:value-type="float" office:value="-9.1616116" calcext:value-type="float">
            <text:p>-9.161611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Nor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7</text:p>
          </table:table-cell>
          <table:table-cell table:style-name="ce3" office:value-type="string" calcext:value-type="string">
            <text:p>H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Prof Doutor Fernando Fonseca</text:p>
          </table:table-cell>
          <table:table-cell table:style-name="ce3" office:value-type="string" calcext:value-type="string">
            <text:p>Hospital Professor Doutor Fernando Fonsec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3035416" calcext:value-type="float">
            <text:p>503035416</text:p>
          </table:table-cell>
          <table:table-cell table:style-name="ce3" office:value-type="float" office:value="38.7422257" calcext:value-type="float">
            <text:p>38.7422257</text:p>
          </table:table-cell>
          <table:table-cell table:style-name="ce3" office:value-type="float" office:value="-9.2264834" calcext:value-type="float">
            <text:p>-9.226483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Fernando\s+Fonsec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8</text:p>
          </table:table-cell>
          <table:table-cell table:style-name="ce3" office:value-type="string" calcext:value-type="string">
            <text:p>IPO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Lisboa</text:p>
          </table:table-cell>
          <table:table-cell table:style-name="ce3" office:value-type="string" calcext:value-type="string">
            <text:p>Instituto Português de Oncologia de Lisboa Francisco Genti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16" calcext:value-type="float">
            <text:p>506361616</text:p>
          </table:table-cell>
          <table:table-cell table:style-name="ce3" office:value-type="float" office:value="38.7391687" calcext:value-type="float">
            <text:p>38.7391687</text:p>
          </table:table-cell>
          <table:table-cell table:style-name="ce3" office:value-type="float" office:value="-9.1637729" calcext:value-type="float">
            <text:p>-9.16377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9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scais</text:p>
          </table:table-cell>
          <table:table-cell table:style-name="ce3" office:value-type="string" calcext:value-type="string">
            <text:p>Hospital Cascais Dr. José Almeida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5201380" calcext:value-type="float">
            <text:p>505201380</text:p>
          </table:table-cell>
          <table:table-cell table:style-name="ce3" office:value-type="float" office:value="38.729006" calcext:value-type="float">
            <text:p>38.729006</text:p>
          </table:table-cell>
          <table:table-cell table:style-name="ce3" office:value-type="float" office:value="-9.418267" calcext:value-type="float">
            <text:p>-9.418267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Cascais)|(Jos[èée]\s+Almeid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0</text:p>
          </table:table-cell>
          <table:table-cell table:style-name="ce3" office:value-type="string" calcext:value-type="string">
            <text:p>CHUL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Lisboa Central</text:p>
          </table:table-cell>
          <table:table-cell table:style-name="ce3" office:value-type="string" calcext:value-type="string">
            <text:p>Centro Hospitalar Universitário de Lisboa Centr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080142" calcext:value-type="float">
            <text:p>508080142</text:p>
          </table:table-cell>
          <table:table-cell table:style-name="ce3" office:value-type="float" office:value="38.7166948" calcext:value-type="float">
            <text:p>38.7166948</text:p>
          </table:table-cell>
          <table:table-cell table:style-name="ce3" office:value-type="float" office:value="-9.1371248" calcext:value-type="float">
            <text:p>-9.137124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Centr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1</text:p>
          </table:table-cell>
          <table:table-cell table:style-name="ce3" office:value-type="string" calcext:value-type="string">
            <text:p>CHL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de Lisboa Ocidental</text:p>
          </table:table-cell>
          <table:table-cell table:style-name="ce3" office:value-type="string" calcext:value-type="string">
            <text:p>Centro Hospitalar de Lisboa Ocident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18319" calcext:value-type="float">
            <text:p>507618319</text:p>
          </table:table-cell>
          <table:table-cell table:style-name="ce3" office:value-type="float" office:value="38.708454" calcext:value-type="float">
            <text:p>38.708454</text:p>
          </table:table-cell>
          <table:table-cell table:style-name="ce3" office:value-type="float" office:value="-9.216985" calcext:value-type="float">
            <text:p>-9.2169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Lisboa\s+Ociden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2</text:p>
          </table:table-cell>
          <table:table-cell table:style-name="ce3" office:value-type="string" calcext:value-type="string">
            <text:p>HG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Garcia de Orta</text:p>
          </table:table-cell>
          <table:table-cell table:style-name="ce3" office:value-type="string" calcext:value-type="string">
            <text:p>Hospital Garcia de Ort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70" calcext:value-type="float">
            <text:p>506361470</text:p>
          </table:table-cell>
          <table:table-cell table:style-name="ce3" office:value-type="float" office:value="38.6658713" calcext:value-type="float">
            <text:p>38.6658713</text:p>
          </table:table-cell>
          <table:table-cell table:style-name="ce3" office:value-type="float" office:value="-9.1822554" calcext:value-type="float">
            <text:p>-9.182255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Garcia\s+(de\s+)?Ort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3</text:p>
          </table:table-cell>
          <table:table-cell table:style-name="ce3" office:value-type="string" calcext:value-type="string">
            <text:p>CHB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Barreiro/Montijo</text:p>
          </table:table-cell>
          <table:table-cell table:style-name="ce3" office:value-type="string" calcext:value-type="string">
            <text:p>Centro Hospitalar Barreiro/Monti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186998" calcext:value-type="float">
            <text:p>509186998</text:p>
          </table:table-cell>
          <table:table-cell table:style-name="ce3" office:value-type="float" office:value="38.6554005" calcext:value-type="float">
            <text:p>38.6554005</text:p>
          </table:table-cell>
          <table:table-cell table:style-name="ce3" office:value-type="float" office:value="-9.0592392" calcext:value-type="float">
            <text:p>-9.0592392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rreiro(\s*[/-]\s*|(\s+e\s+))Monti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4</text:p>
          </table:table-cell>
          <table:table-cell table:style-name="ce3" office:value-type="string" calcext:value-type="string">
            <text:p>CH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Setúbal</text:p>
          </table:table-cell>
          <table:table-cell table:style-name="ce3" office:value-type="string" calcext:value-type="string">
            <text:p>Centro Hospitalar de Setúb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06787" calcext:value-type="float">
            <text:p>507606787</text:p>
          </table:table-cell>
          <table:table-cell table:style-name="ce3" office:value-type="float" office:value="38.5283754" calcext:value-type="float">
            <text:p>38.5283754</text:p>
          </table:table-cell>
          <table:table-cell table:style-name="ce3" office:value-type="float" office:value="-8.8818638" calcext:value-type="float">
            <text:p>-8.881863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et[uúù]b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5</text:p>
          </table:table-cell>
          <table:table-cell table:style-name="ce3" office:value-type="string" calcext:value-type="string">
            <text:p>CHPL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CH Psiquiátrico de Lisboa</text:p>
          </table:table-cell>
          <table:table-cell table:style-name="ce3" office:value-type="string" calcext:value-type="string">
            <text:p>Centro Hospitalar Psiquiátrico de Lisboa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338476" calcext:value-type="float">
            <text:p>508338476</text:p>
          </table:table-cell>
          <table:table-cell table:style-name="ce3" office:value-type="float" office:value="38.7577" calcext:value-type="float">
            <text:p>38.7577</text:p>
          </table:table-cell>
          <table:table-cell table:style-name="ce3" office:value-type="float" office:value="-9.1464" calcext:value-type="float">
            <text:p>-9.146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Psiqui[aáàãâ]trico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6</text:p>
          </table:table-cell>
          <table:table-cell table:style-name="ce3" office:value-type="string" calcext:value-type="string">
            <text:p>IOG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I de Oftalmologia Dr. Gama Pinto </text:p>
          </table:table-cell>
          <table:table-cell table:style-name="ce3" office:value-type="string" calcext:value-type="string">
            <text:p>Instituto de Oftalmologia Dr. Gama Pinto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600000052" calcext:value-type="float">
            <text:p>600000052</text:p>
          </table:table-cell>
          <table:table-cell table:style-name="ce3" office:value-type="float" office:value="38.7222297174607" calcext:value-type="float">
            <text:p>38.7222297174607</text:p>
          </table:table-cell>
          <table:table-cell table:style-name="ce3" office:value-type="float" office:value="-9.14409646885485" calcext:value-type="float">
            <text:p>-9.144096468854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Instituto\s+(de\s+)?Oftalmologia)|(Gama\s+Pint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7</text:p>
          </table:table-cell>
          <table:table-cell table:style-name="ce3" office:value-type="string" calcext:value-type="string">
            <text:p>ULSN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te Alentejano</text:p>
          </table:table-cell>
          <table:table-cell table:style-name="ce3" office:value-type="string" calcext:value-type="string">
            <text:p>Unidade Local de Saúde do Norte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94461" calcext:value-type="float">
            <text:p>508094461</text:p>
          </table:table-cell>
          <table:table-cell table:style-name="ce3" office:value-type="float" office:value="39.3003425" calcext:value-type="float">
            <text:p>39.3003425</text:p>
          </table:table-cell>
          <table:table-cell table:style-name="ce3" office:value-type="float" office:value="-7.4263845" calcext:value-type="float">
            <text:p>-7.4263845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Norte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8</text:p>
          </table:table-cell>
          <table:table-cell table:style-name="ce3" office:value-type="string" calcext:value-type="string">
            <text:p>HES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Espírito Santo de Évora</text:p>
          </table:table-cell>
          <table:table-cell table:style-name="ce3" office:value-type="string" calcext:value-type="string">
            <text:p>Hospital do Espírito Santo de Évora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85888" calcext:value-type="float">
            <text:p>508085888</text:p>
          </table:table-cell>
          <table:table-cell table:style-name="ce3" office:value-type="float" office:value="38.5684861" calcext:value-type="float">
            <text:p>38.5684861</text:p>
          </table:table-cell>
          <table:table-cell table:style-name="ce3" office:value-type="float" office:value="-7.9032848" calcext:value-type="float">
            <text:p>-7.903284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[èée]vo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9</text:p>
          </table:table-cell>
          <table:table-cell table:style-name="ce3" office:value-type="string" calcext:value-type="string">
            <text:p>ULSL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Litoral Alentejano</text:p>
          </table:table-cell>
          <table:table-cell table:style-name="ce3" office:value-type="string" calcext:value-type="string">
            <text:p>Unidade Local de Saúde do Litoral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10445152" calcext:value-type="float">
            <text:p>510445152</text:p>
          </table:table-cell>
          <table:table-cell table:style-name="ce3" office:value-type="float" office:value="38.0162314" calcext:value-type="float">
            <text:p>38.0162314</text:p>
          </table:table-cell>
          <table:table-cell table:style-name="ce3" office:value-type="float" office:value="-8.6956768" calcext:value-type="float">
            <text:p>-8.695676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Litoral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0</text:p>
          </table:table-cell>
          <table:table-cell table:style-name="ce3" office:value-type="string" calcext:value-type="string">
            <text:p>ULSB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Baixo Alentejo</text:p>
          </table:table-cell>
          <table:table-cell table:style-name="ce3" office:value-type="string" calcext:value-type="string">
            <text:p>Unidade Local de Saúde do Baixo Alentej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7607520" calcext:value-type="float">
            <text:p>507607520</text:p>
          </table:table-cell>
          <table:table-cell table:style-name="ce3" office:value-type="float" office:value="38.014123" calcext:value-type="float">
            <text:p>38.014123</text:p>
          </table:table-cell>
          <table:table-cell table:style-name="ce3" office:value-type="float" office:value="-7.8721227" calcext:value-type="float">
            <text:p>-7.8721227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Alen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3" office:value-type="string" calcext:value-type="string">
            <text:p>Região de Saúde do 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3" office:value-type="string" calcext:value-type="string">
            <text:p>#decbe4</text:p>
          </table:table-cell>
          <table:table-cell table:number-columns-repeated="2"/>
          <table:table-cell office:value-type="string" calcext:value-type="string">
            <text:p>(S[aáàãâ]o\s+Paulo)|(Serp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2</text:p>
          </table:table-cell>
          <table:table-cell table:style-name="ce3" office:value-type="string" calcext:value-type="string">
            <text:p>CHU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U do Algarve</text:p>
          </table:table-cell>
          <table:table-cell table:style-name="ce3" office:value-type="string" calcext:value-type="string">
            <text:p>Centro Hospitalar Universitário do Algarve, EPE</text:p>
          </table:table-cell>
          <table:table-cell table:style-name="ce3" office:value-type="string" calcext:value-type="string">
            <text:p>Região de Saúde do Algarve</text:p>
          </table:table-cell>
          <table:table-cell table:style-name="ce3" office:value-type="float" office:value="510745997" calcext:value-type="float">
            <text:p>510745997</text:p>
          </table:table-cell>
          <table:table-cell table:style-name="ce3" office:value-type="float" office:value="37.0238973" calcext:value-type="float">
            <text:p>37.0238973</text:p>
          </table:table-cell>
          <table:table-cell table:style-name="ce3" office:value-type="float" office:value="-7.9281554" calcext:value-type="float">
            <text:p>-7.9281554</text:p>
          </table:table-cell>
          <table:table-cell table:style-name="ce3" office:value-type="string" calcext:value-type="string">
            <text:p>#fed9a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Algarve</text:p>
          </table:table-cell>
          <table:table-cell table:number-columns-repeated="49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02:19:16.373676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7-19T02:19:32.517128150</dc:date>
    <meta:editing-duration>P1DT8H14M11S</meta:editing-duration>
    <meta:editing-cycles>66</meta:editing-cycles>
    <meta:document-statistic meta:table-count="1" meta:cell-count="787" meta:object-count="0"/>
  </office:meta>
</office:document-meta>
</file>